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lentine:</text:p>
      <text:p text:style-name="Standard"/>
      <text:p text:style-name="Standard">Move the comments describing the functions above the corresponding function definition for clarity.</text:p>
      <text:p text:style-name="Standard"/>
      <text:p text:style-name="Standard">In ValidatePDBID(ID):</text:p>
      <text:p text:style-name="Standard">Instead of : <text:s/>if all(map(lambda x: x.isdigit() or x.isalpha(), list(ID))) and len(ID)==4:</text:p>
      <text:p text:style-name="Standard">all you have to do is:</text:p>
      <text:p text:style-name="Standard">if ID.isalnum() and len(ID) == 4</text:p>
      <text:p text:style-name="Standard"/>
      <text:p text:style-name="Standard">In ValidatePDBIDForUser(ID):</text:p>
      <text:p text:style-name="Standard">Instead of: </text:p>
      <text:p text:style-name="Standard"/>
      <text:p text:style-name="Standard"/>
      <text:p text:style-name="Standard">DownloadPDB(ID='1ERB'):</text:p>
      <text:p text:style-name="Standard">The ID is something that should be entered by the user. <text:s/>You should change the parameter to say just “ID”</text:p>
      <text:p text:style-name="Standard"/>
      <text:p text:style-name="Standard">In isAtom(x):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rese </meta:initial-creator>
    <meta:creation-date>2012-10-09T13:26:03</meta:creation-date>
    <dc:date>2012-10-09T14:15:46</dc:date>
    <dc:creator>therese </dc:creator>
    <meta:editing-duration>PT45M19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1" meta:word-count="67" meta:character-count="455" meta:non-whitespace-character-count="395"/>
  </office:meta>
</office:document-meta>
</file>